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margin-left="0.4925in" fo:margin-right="0in" fo:text-indent="0in" style:auto-text-indent="false"/>
      <style:text-properties fo:font-style="italic" style:font-style-asian="italic" style:font-style-complex="italic"/>
    </style:style>
    <style:style style:name="P4" style:family="paragraph" style:parent-style-name="Standard" style:list-style-name="L1">
      <style:paragraph-properties fo:margin-left="0in" fo:margin-right="0in" fo:text-indent="0in" style:auto-text-indent="false"/>
      <style:text-properties fo:font-style="italic" style:font-style-asian="italic" style:font-style-complex="italic"/>
    </style:style>
    <style:style style:name="P5" style:family="paragraph" style:parent-style-name="Standard" style:list-style-name="L1">
      <style:text-properties fo:font-style="italic" style:font-style-asian="italic" style:font-style-complex="italic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3">
      <style:text-properties fo:font-style="italic" style:font-style-asian="italic" style:font-style-complex="italic"/>
    </style:style>
    <text:list-style style:name="L1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1 – The comma</text:p>
      <text:list text:style-name="L1">
        <text:list-item>
          <text:p text:style-name="P2">Use a comma before a coordinating conjunction joining independent clauses.</text:p>
        </text:list-item>
        <text:list-item>
          <text:p text:style-name="P2">Use a comma before an introductory word group.</text:p>
        </text:list-item>
        <text:list-item>
          <text:p text:style-name="P2">Use a comma between all items in a series.</text:p>
        </text:list-item>
        <text:list-item>
          <text:p text:style-name="P2">Use a comma between coordinate adjectives not joined by and. Do not use a <text:s/>comma between cumulative adjectives.</text:p>
        </text:list-item>
        <text:list-item>
          <text:p text:style-name="P2">Use commas to set off nonrestrictive elements. Do not use commas to set off restrictive elements.</text:p>
          <text:p text:style-name="P3">Adjective clauses</text:p>
          <text:p text:style-name="P3">Phrases functioning as adjectives</text:p>
          <text:p text:style-name="P4"><text:tab/>Appositives</text:p>
        </text:list-item>
        <text:list-item>
          <text:p text:style-name="P2">Use commas to set off transitional and parenthetical expressions, absolute phrases, and contrasted elements.</text:p>
          <text:p text:style-name="P5"><text:tab/>Transitional expressions</text:p>
          <text:p text:style-name="P5"><text:tab/>Absolute phrases</text:p>
          <text:p text:style-name="P5"><text:tab/>Contrasted elements</text:p>
        </text:list-item>
        <text:list-item>
          <text:p text:style-name="P2">Use commas to set off nouns of direct address, the words yes and no, interrogative tags, and mild interjections.</text:p>
        </text:list-item>
        <text:list-item>
          <text:p text:style-name="P2">Use commas with expressions such as he said to set off direct quotations.</text:p>
        </text:list-item>
        <text:list-item>
          <text:p text:style-name="P2">Use commas with dates, addresses, titles, and numbers.</text:p>
          <text:p text:style-name="P5"><text:tab/>Dates</text:p>
          <text:p text:style-name="P5"><text:tab/>Addresses</text:p>
          <text:p text:style-name="P5"><text:tab/>Titles</text:p>
          <text:p text:style-name="P5"><text:tab/>Numbers</text:p>
        </text:list-item>
        <text:list-item>
          <text:p text:style-name="P2">Use a comma to prevent confusion.</text:p>
        </text:list-item>
      </text:list>
      <text:p text:style-name="Standard"/>
      <text:p text:style-name="P1">P2 – Unnecessary commas</text:p>
      <text:list text:style-name="L2">
        <text:list-item>
          <text:p text:style-name="P6">Do not use a comma between compound elements that are not independent clauses</text:p>
        </text:list-item>
        <text:list-item>
          <text:p text:style-name="P6">Do not use a comma to separate a verb from its subject or object.</text:p>
        </text:list-item>
        <text:list-item>
          <text:p text:style-name="P6">Do not use a comma before the first or after the last item in a series.</text:p>
        </text:list-item>
        <text:list-item>
          <text:p text:style-name="P6">Do not use a comma between cumulative adjectives, between an adjective and a noun, or between an adverb and an adjective.</text:p>
        </text:list-item>
        <text:list-item>
          <text:p text:style-name="P6">Do no use commas to set off restrictive commas to set off restrictive or mildly parenthetical elements.</text:p>
        </text:list-item>
        <text:list-item>
          <text:p text:style-name="P6">Do not use a comma to set off a concluding adverb clause that is essential to the meaning of the sentence.</text:p>
        </text:list-item>
        <text:list-item>
          <text:p text:style-name="P6">Avoid other common misuses of the comma.</text:p>
        </text:list-item>
      </text:list>
      <text:p text:style-name="Standard"/>
      <text:p text:style-name="P1">P7 – Other marks</text:p>
      <text:list text:style-name="L3">
        <text:list-item>
          <text:p text:style-name="P7">The period</text:p>
          <text:list>
            <text:list-header>
              <text:p text:style-name="P8">To end sentences</text:p>
              <text:p text:style-name="P8">In abbreviations</text:p>
            </text:list-header>
          </text:list>
        </text:list-item>
        <text:list-item>
          <text:p text:style-name="P7">The question mark</text:p>
        </text:list-item>
        <text:list-item>
          <text:p text:style-name="P7">The exclamation poi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9-16T12:21:52</meta:creation-date>
    <dc:date>2006-09-22T22:32:42</dc:date>
    <dc:language>en-US</dc:language>
    <meta:editing-cycles>3</meta:editing-cycles>
    <meta:editing-duration>PT11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5" meta:word-count="269" meta:character-count="1621"/>
  </office:meta>
</office:document-meta>
</file>